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>Je viens vous faire part de ma grande motivation à l’idée d’intégrer votre entreprise dans le cadre d’un contrat de stage du 20/03/2023 au 02/06/2023. </text:p>
      <text:p text:style-name="Standard">Ainsi, du fait des 8 mois de formation préalables à mon arrivée au sein de l’entreprise, au-delà des qualités personnelles (agilité, bon relationnel, rigueur) que je pourrai mettre à votre service, j’aurai acquis des compétences mobilisables dès mon embauche.</text:p>
      <text:p text:style-name="Standard"/>
      <text:p text:style-name="Standard">Pour finir, souhaitant vivement que mon profil et la proposition de collaboration que je viens vous faire</text:p>
      <text:p text:style-name="Standard">suscitent votre intérêt, vous trouverez ci-joint mon CV.</text:p>
      <text:p text:style-name="Standard"/>
      <text:p text:style-name="Standard">Dans cette attente, je vous remercie d’avance pour votre considération à mon égard, et me tiens à</text:p>
      <text:p text:style-name="Standard">votre disposition pour convenir d’un entretient de vive voix,</text:p>
      <text:p text:style-name="Standard"/>
      <text:p text:style-name="Standard">Bien cordialement,</text:p>
      <text:p text:style-name="Standard">Jorgelina VI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5:57:51.576000000</meta:creation-date>
    <dc:date>2022-10-10T15:58:16.220000000</dc:date>
    <meta:editing-duration>PT25S</meta:editing-duration>
    <meta:editing-cycles>1</meta:editing-cycles>
    <meta:document-statistic meta:table-count="0" meta:image-count="0" meta:object-count="0" meta:page-count="1" meta:paragraph-count="9" meta:word-count="120" meta:character-count="769" meta:non-whitespace-character-count="657"/>
    <meta:generator>LibreOffice/7.4.1.2$Windows_X86_64 LibreOffice_project/3c58a8f3a960df8bc8fd77b461821e42c061c5f0</meta:generator>
  </office:meta>
</office:document-meta>
</file>